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2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4.17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3.81cm" svg:x="12.43cm" svg:y="4.55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3.81cm" svg:x="12.557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3.81cm" svg:x="4.175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335cm" svg:y1="8.366cm" svg:x2="14.462cm" svg:y2="12.557cm">
          <text:p/>
        </draw:line>
        <draw:line draw:style-name="gr3" draw:text-style-name="P2" draw:layer="layout" svg:x1="12.557cm" svg:y1="14.462cm" svg:x2="7.858cm" svg:y2="14.462cm">
          <text:p/>
        </draw:line>
        <draw:line draw:style-name="gr3" draw:text-style-name="P2" draw:layer="layout" svg:x1="6.207cm" svg:y1="12.557cm" svg:x2="6.08cm" svg:y2="8.366cm">
          <text:p/>
        </draw:line>
        <draw:line draw:style-name="gr3" draw:text-style-name="P2" draw:layer="layout" svg:x1="7.985cm" svg:y1="6.461cm" svg:x2="12.43cm" svg:y2="6.461cm">
          <text:p/>
        </draw:line>
        <draw:frame draw:style-name="gr4" draw:text-style-name="P3" draw:layer="layout" svg:width="1.641cm" svg:height="0.962cm" svg:x="14.726cm" svg:y="10.071cm">
          <draw:text-box>
            <text:p>Tick</text:p>
          </draw:text-box>
        </draw:frame>
        <draw:frame draw:style-name="gr4" draw:text-style-name="P3" draw:layer="layout" svg:width="1.641cm" svg:height="0.962cm" svg:x="9.001cm" svg:y="5.318cm">
          <draw:text-box>
            <text:p>Tick</text:p>
          </draw:text-box>
        </draw:frame>
        <draw:frame draw:style-name="gr4" draw:text-style-name="P3" draw:layer="layout" svg:width="1.641cm" svg:height="0.962cm" svg:x="4.429cm" svg:y="9.944cm">
          <draw:text-box>
            <text:p>Tick</text:p>
          </draw:text-box>
        </draw:frame>
        <draw:frame draw:style-name="gr4" draw:text-style-name="P3" draw:layer="layout" svg:width="1.641cm" svg:height="0.962cm" svg:x="9.519cm" svg:y="14.516cm">
          <draw:text-box>
            <text:p>Tick</text:p>
          </draw:text-box>
        </draw:frame>
        <draw:frame draw:style-name="gr5" draw:text-style-name="P3" draw:layer="layout" svg:width="0.853cm" svg:height="0.962cm" svg:x="5.608cm" svg:y="5.88cm">
          <draw:text-box>
            <text:p>1</text:p>
          </draw:text-box>
        </draw:frame>
        <draw:frame draw:style-name="gr5" draw:text-style-name="P3" draw:layer="layout" svg:width="0.853cm" svg:height="0.962cm" svg:x="14.081cm" svg:y="13.954cm">
          <draw:text-box>
            <text:p>4</text:p>
          </draw:text-box>
        </draw:frame>
        <draw:frame draw:style-name="gr5" draw:text-style-name="P3" draw:layer="layout" svg:width="0.853cm" svg:height="0.962cm" svg:x="5.572cm" svg:y="14.008cm">
          <draw:text-box>
            <text:p>8</text:p>
          </draw:text-box>
        </draw:frame>
        <draw:line draw:style-name="gr3" draw:text-style-name="P2" draw:layer="layout" svg:x1="4.81cm" svg:y1="5.064cm" svg:x2="3.921cm" svg:y2="4.302cm">
          <text:p/>
        </draw:line>
        <draw:frame draw:style-name="gr5" draw:text-style-name="P3" draw:layer="layout" svg:width="4.409cm" svg:height="1.673cm" svg:x="1.671cm" svg:y="2.651cm">
          <draw:text-box>
            <text:p>B,C = 1</text:p>
            <text:p>A,D,E,F,G = 0</text:p>
          </draw:text-box>
        </draw:frame>
        <draw:line draw:style-name="gr6" draw:text-style-name="P2" draw:layer="layout" svg:x1="15.605cm" svg:y1="5.064cm" svg:x2="16.367cm" svg:y2="4.302cm">
          <text:p/>
        </draw:line>
        <draw:frame draw:style-name="gr5" draw:text-style-name="P3" draw:layer="layout" svg:width="4.515cm" svg:height="1.673cm" svg:x="15.732cm" svg:y="2.778cm">
          <draw:text-box>
            <text:p>A,B,G,E,D = 1</text:p>
            <text:p>C,F = 0</text:p>
          </draw:text-box>
        </draw:frame>
        <draw:line draw:style-name="gr3" draw:text-style-name="P2" draw:layer="layout" svg:x1="15.732cm" svg:y1="15.859cm" svg:x2="16.367cm" svg:y2="16.621cm">
          <text:p/>
        </draw:line>
        <draw:frame draw:style-name="gr5" draw:text-style-name="P3" draw:layer="layout" svg:width="3.808cm" svg:height="1.673cm" svg:x="15.351cm" svg:y="17.002cm">
          <draw:text-box>
            <text:p>F,B,G,C = 1</text:p>
            <text:p>A,D,E = 0</text:p>
          </draw:text-box>
        </draw:frame>
        <draw:line draw:style-name="gr3" draw:text-style-name="P2" draw:layer="layout" svg:x1="4.81cm" svg:y1="15.859cm" svg:x2="4.175cm" svg:y2="16.494cm">
          <text:p/>
        </draw:line>
        <draw:frame draw:style-name="gr5" draw:text-style-name="P3" draw:layer="layout" svg:width="5.646cm" svg:height="0.962cm" svg:x="1.508cm" svg:y="16.548cm">
          <draw:text-box>
            <text:p>A,B,C,D,E,F,G = 1</text:p>
          </draw:text-box>
        </draw:frame>
        <draw:frame draw:style-name="gr5" draw:text-style-name="P3" draw:layer="layout" svg:width="1.628cm" svg:height="0.962cm" svg:x="5.214cm" svg:y="6.588cm">
          <draw:text-box>
            <text:p>(00)</text:p>
          </draw:text-box>
        </draw:frame>
        <draw:frame draw:style-name="gr5" draw:text-style-name="P3" draw:layer="layout" svg:width="1.628cm" svg:height="0.962cm" svg:x="13.573cm" svg:y="6.715cm">
          <draw:text-box>
            <text:p>(01)</text:p>
          </draw:text-box>
        </draw:frame>
        <draw:frame draw:style-name="gr5" draw:text-style-name="P3" draw:layer="layout" svg:width="1.628cm" svg:height="0.962cm" svg:x="13.7cm" svg:y="14.716cm">
          <draw:text-box>
            <text:p>(10)</text:p>
          </draw:text-box>
        </draw:frame>
        <draw:frame draw:style-name="gr5" draw:text-style-name="P3" draw:layer="layout" svg:width="1.628cm" svg:height="0.962cm" svg:x="5.191cm" svg:y="14.643cm">
          <draw:text-box>
            <text:p>(11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09:28:39.558734282</meta:creation-date>
    <dc:date>2018-12-04T09:40:34.180742102</dc:date>
    <meta:editing-duration>PT11M55S</meta:editing-duration>
    <meta:editing-cycles>3</meta:editing-cycles>
    <meta:generator>LibreOffice/5.4.7.2$Linux_X86_64 LibreOffice_project/40$Build-2</meta:generator>
    <meta:document-statistic meta:object-count="27"/>
  </office:meta>
</office:document-meta>
</file>